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rsid="00209830" officeooo:paragraph-rsid="00209830" style:font-size-asian="12pt" style:font-size-complex="12pt"/>
    </style:style>
    <style:style style:name="P3" style:family="paragraph" style:parent-style-name="Standard">
      <style:text-properties style:font-name="Times New Roman" fo:font-size="12pt" officeooo:rsid="0021a08a" officeooo:paragraph-rsid="0021a08a" style:font-size-asian="12pt" style:font-size-complex="12pt"/>
    </style:style>
    <style:style style:name="P4" style:family="paragraph" style:parent-style-name="Standard">
      <style:text-properties style:font-name="Times New Roman" fo:font-size="12pt" officeooo:rsid="00220dd7" officeooo:paragraph-rsid="00220dd7" style:font-size-asian="12pt" style:font-size-complex="12pt"/>
    </style:style>
    <style:style style:name="P5" style:family="paragraph" style:parent-style-name="Standard">
      <style:text-properties style:font-name="Times New Roman" fo:font-size="12pt" officeooo:rsid="0023439e" officeooo:paragraph-rsid="0023439e" style:font-size-asian="12pt" style:font-size-complex="12pt"/>
    </style:style>
    <style:style style:name="P6" style:family="paragraph" style:parent-style-name="Standard">
      <style:text-properties style:font-name="Times New Roman" fo:font-size="12pt" officeooo:rsid="0024f330" officeooo:paragraph-rsid="0024f330" style:font-size-asian="12pt" style:font-size-complex="12pt"/>
    </style:style>
    <style:style style:name="P7" style:family="paragraph" style:parent-style-name="Standard">
      <style:text-properties style:font-name="Times New Roman" fo:font-size="12pt" officeooo:rsid="00255bfe" officeooo:paragraph-rsid="00255bfe" style:font-size-asian="12pt" style:font-size-complex="12pt"/>
    </style:style>
    <style:style style:name="P8" style:family="paragraph" style:parent-style-name="Standard">
      <style:text-properties style:font-name="Times New Roman" fo:font-size="12pt" officeooo:rsid="00262971" officeooo:paragraph-rsid="00262971" style:font-size-asian="12pt" style:font-size-complex="12pt"/>
    </style:style>
    <style:style style:name="P9" style:family="paragraph" style:parent-style-name="Standard">
      <style:text-properties style:font-name="Times New Roman" fo:font-size="12pt" officeooo:rsid="002629a0" officeooo:paragraph-rsid="002629a0" style:font-size-asian="12pt" style:font-size-complex="12pt"/>
    </style:style>
    <style:style style:name="P10" style:family="paragraph" style:parent-style-name="Standard">
      <style:text-properties style:font-name="Times New Roman" fo:font-size="12pt" officeooo:rsid="00268bd2" officeooo:paragraph-rsid="00268bd2" style:font-size-asian="12pt" style:font-size-complex="12pt"/>
    </style:style>
    <style:style style:name="P11" style:family="paragraph" style:parent-style-name="Standard">
      <style:text-properties style:font-name="Times New Roman" fo:font-size="12pt" officeooo:rsid="0027b05a" officeooo:paragraph-rsid="0027b05a" style:font-size-asian="12pt" style:font-size-complex="12pt"/>
    </style:style>
    <style:style style:name="P12" style:family="paragraph" style:parent-style-name="Standard">
      <style:text-properties style:font-name="Times New Roman" fo:font-size="12pt" officeooo:rsid="002d0c45" officeooo:paragraph-rsid="002d0c45" style:font-size-asian="12pt" style:font-size-complex="12pt"/>
    </style:style>
    <style:style style:name="P13" style:family="paragraph" style:parent-style-name="Standard">
      <style:text-properties style:font-name="Times New Roman" fo:font-size="12pt" officeooo:rsid="002d3b85" officeooo:paragraph-rsid="002d3b85" style:font-size-asian="12pt" style:font-size-complex="12pt"/>
    </style:style>
    <style:style style:name="P14" style:family="paragraph" style:parent-style-name="Standard">
      <style:text-properties style:font-name="Times New Roman" fo:font-size="12pt" officeooo:rsid="002e61e0" officeooo:paragraph-rsid="002e61e0" style:font-size-asian="12pt" style:font-size-complex="12pt"/>
    </style:style>
    <style:style style:name="P15" style:family="paragraph" style:parent-style-name="Standard">
      <style:text-properties style:font-name="Times New Roman" fo:font-size="12pt" officeooo:rsid="0031954a" officeooo:paragraph-rsid="0031954a" style:font-size-asian="12pt" style:font-size-complex="12pt"/>
    </style:style>
    <style:style style:name="P16" style:family="paragraph" style:parent-style-name="Standard">
      <style:text-properties style:font-name="Times New Roman" fo:font-size="12pt" officeooo:rsid="0033504c" officeooo:paragraph-rsid="0033504c" style:font-size-asian="12pt" style:font-size-complex="12pt"/>
    </style:style>
    <style:style style:name="P17" style:family="paragraph" style:parent-style-name="Preformatted_20_Text">
      <style:text-properties style:font-name="Times New Roman" fo:font-size="12pt" style:font-size-asian="12pt" style:font-size-complex="12pt"/>
    </style:style>
    <style:style style:name="T1" style:family="text">
      <style:text-properties officeooo:rsid="002a1aea"/>
    </style:style>
    <style:style style:name="T2" style:family="text">
      <style:text-properties officeooo:rsid="002b48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3</text:p>
      <text:p text:style-name="P1">Chad Weigle</text:p>
      <text:p text:style-name="P1"/>
      <text:p text:style-name="P1">6.1</text:p>
      <text:p text:style-name="P17"><text:tab/>No. When there are consecutive identical operators within an expression, associativity determines which sub expressions are arguments of which operators. It does not determine the order in which those sub expressions are evaluated.</text:p>
      <text:p text:style-name="P17"/>
      <text:p text:style-name="P1">6.2</text:p>
      <text:p text:style-name="P17"><text:tab/>Probably not in the most common cases. Left-to-right evaluation will cause unary minus to group more tightly than other operators at the same level; thus there is no problem with -A + B. Also, the associativity of multiplication means that results will usually be the same regardless of the order in which negation is applied.</text:p>
      <text:p text:style-name="P1"/>
      <text:p text:style-name="P1">6.12</text:p>
      <text:p text:style-name="P17">A and then B</text:p>
      <text:p text:style-name="P17"><text:s text:c="4"/>if A then B else false </text:p>
      <text:p text:style-name="P17">A or else B</text:p>
      <text:p text:style-name="P17"><text:s text:c="4"/>if A then true else B</text:p>
      <text:p text:style-name="P17"/>
      <text:p text:style-name="P17">6.23</text:p>
      <text:p text:style-name="P17">line = read_line();</text:p>
      <text:p text:style-name="P17">while(all_blanks(line)) {</text:p>
      <text:p text:style-name="P17"><text:tab/>line = read_line();</text:p>
      <text:p text:style-name="P17"><text:tab/>consume_line(line);</text:p>
      <text:p text:style-name="P17">}</text:p>
      <text:p text:style-name="P3"><text:tab/>This loop will do the same thing as the midtest example and the only difference is you must do a line read before the loop begins.</text:p>
      <text:p text:style-name="P3"/>
      <text:p text:style-name="P2">6.24</text:p>
      <text:p text:style-name="P4">int first_zero_row = -1;<text:tab/>/*none*/</text:p>
      <text:p text:style-name="P4">int i,j;</text:p>
      <text:p text:style-name="P4">for(i=0;i&lt;n;i++){</text:p>
      <text:p text:style-name="P4"><text:tab/>first_zero_row = i;</text:p>
      <text:p text:style-name="P4"><text:tab/>for(j=0;j&lt;n;j++){</text:p>
      <text:p text:style-name="P4"><text:tab/><text:tab/>if(A[i][j] != 0){</text:p>
      <text:p text:style-name="P4"><text:tab/><text:tab/><text:tab/>first_zero_row = -1;</text:p>
      <text:p text:style-name="P4"><text:tab/><text:tab/><text:tab/>break;</text:p>
      <text:p text:style-name="P4"><text:tab/><text:tab/>}</text:p>
      <text:p text:style-name="P4"><text:tab/>}</text:p>
      <text:p text:style-name="P4"><text:tab/>if(first_zero_row != -1) break;</text:p>
      <text:p text:style-name="P4">}</text:p>
      <text:p text:style-name="P5"><text:tab/>Rub87's answer was perfectly fine for what it was intended to do, but it uses a goto, which I don't like. Thus I wrote it without one and in a reverse manor. I assume each row if full of zeros and break when I prove my assumption false in the inner loop. The outer loop will break when the inner loop does not (meaning an all zero row was found.)</text:p>
      <text:p text:style-name="P5"/>
      <text:p text:style-name="P5"/>
      <text:p text:style-name="P5"/>
      <text:p text:style-name="P5"><text:soft-page-break/>7.1</text:p>
      <text:p text:style-name="P6"><text:tab/>Structural equivalence is fine in some cases, but it is possible to have two different classes that have the <text:s/>same type (int, double, String, etc.) declarations and will be interpreted as the same class. Thus they would be equal which is not the case.</text:p>
      <text:p text:style-name="P6"/>
      <text:p text:style-name="P7">7.2</text:p>
      <text:p text:style-name="P8">Structural – All are the same.</text:p>
      <text:p text:style-name="P8">Strict Name – A and B are the same. S and D are different from all.</text:p>
      <text:p text:style-name="P8">Loose Name – A, B, and C are the same. D is different from all others.</text:p>
      <text:p text:style-name="P8"/>
      <text:p text:style-name="P9">7.5</text:p>
      <text:p text:style-name="P9"/>
      <text:p text:style-name="P10">7.8</text:p>
      <text:p text:style-name="P11">A: array [0..9] of record</text:p>
      <text:p text:style-name="P11"><text:tab/>s: short | [<text:span text:style-name="T1">0..1</text:span>] | 2</text:p>
      <text:p text:style-name="P11"><text:tab/>c: char | [<text:span text:style-name="T1">2..3</text:span>] | 1+1(offset)</text:p>
      <text:p text:style-name="P11"><text:tab/>t: short | [<text:span text:style-name="T1">4..5</text:span>] | 2</text:p>
      <text:p text:style-name="P11"><text:tab/>d: char | [<text:span text:style-name="T1">6..7</text:span>] | 1+1(offset)</text:p>
      <text:p text:style-name="P11"><text:tab/>r: real | [<text:span text:style-name="T1">8..15</text:span>] | 8</text:p>
      <text:p text:style-name="P11"><text:tab/>i: integer | [<text:span text:style-name="T1">16..23</text:span>] | 4<text:span text:style-name="T1">+4(offset)</text:span></text:p>
      <text:p text:style-name="P11">Total space: <text:span text:style-name="T2">24 * 10 arrays = 240 bytes</text:span></text:p>
      <text:p text:style-name="P11"/>
      <text:p text:style-name="P16"><text:span text:style-name="T2">7.</text:span>17</text:p>
      <text:p text:style-name="P11"/>
      <text:p text:style-name="P12"><text:span text:style-name="T2">8.</text:span>3</text:p>
      <text:p text:style-name="Standard">#include &lt;stdio.h&gt;</text:p>
      <text:p text:style-name="Standard">void f1(int x, int y, int z) {}</text:p>
      <text:p text:style-name="Standard">int f2(int x){</text:p>
      <text:p text:style-name="Standard"><text:tab/>printf("argument=%d\n", x);</text:p>
      <text:p text:style-name="Standard"><text:tab/>return 0;</text:p>
      <text:p text:style-name="Standard">}</text:p>
      <text:p text:style-name="Standard">int main() {</text:p>
      <text:p text:style-name="Standard"><text:tab/>f1(f2(1), f2(2), f2(3));</text:p>
      <text:p text:style-name="Standard"><text:tab/>return 0;</text:p>
      <text:p text:style-name="Standard">}</text:p>
      <text:p text:style-name="P13">Each time I ran this C code I got the following:</text:p>
      <text:p text:style-name="P13">argument=3</text:p>
      <text:p text:style-name="P13">argument=2</text:p>
      <text:p text:style-name="P13">argument=1</text:p>
      <text:p text:style-name="P13"><text:tab/>This would mean the program args are evaled right to left. However, online I found multiple sources that declared this behavior is not actually hard defined in the language, thus results can vary in different situations for C.</text:p>
      <text:p text:style-name="P13"/>
      <text:p text:style-name="P14">8.4</text:p>
      <text:p text:style-name="P14"><text:tab/>Currently, most C compilers will “initialize” non-initialized primitives to a 0 if an operation is applied to the variable. However, some compilers and other languages have different rules that can throw errors or just do random things(non deterministic).</text:p>
      <text:p text:style-name="P14"/>
      <text:p text:style-name="P14"/>
      <text:p text:style-name="P14"><text:soft-page-break/>8.6</text:p>
      <text:p text:style-name="P14"/>
      <text:p text:style-name="P14"/>
      <text:p text:style-name="P15">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44:00.819000000</meta:creation-date>
    <dc:date>2013-12-09T23:33:35.673000000</dc:date>
    <meta:editing-duration>PT55M53S</meta:editing-duration>
    <meta:editing-cycles>23</meta:editing-cycles>
    <meta:generator>LibreOffice/4.1.1.2$Windows_x86 LibreOffice_project/7e4286b58adc75a14f6d83f53a03b6c11fa2903</meta:generator>
    <meta:document-statistic meta:table-count="0" meta:image-count="0" meta:object-count="0" meta:page-count="3" meta:paragraph-count="69" meta:word-count="503" meta:character-count="2800" meta:non-whitespace-character-count="2320"/>
  </office:meta>
</office:document-meta>
</file>